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Big Man Tyrone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Ortega Report / Big Man Asteroid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troduc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eam: Aleksi Martikainen, Leo Vaario &amp; Joakim Kurvinen</text:p>
              </text:list-item>
              <text:list-item>
                <text:p>Top-down 2D space-shoot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Game ide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tory revolving around a hero player character saving the colony fleet</text:p>
              </text:list-item>
              <text:list-item>
                <text:p>More than one type of enemy, masses of enemies vs. sole player, very few or no allies</text:p>
              </text:list-item>
              <text:list-item>
                <text:p>Different types of missions, wave defense of base, escorting a ship, finding an objective</text:p>
              </text:list-item>
              <text:list-item>
                <text:p>Various weapon types for fu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Game idea - Story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econd wave of colonists arrive in star system Ortega, but can not find the first wave despite short succession between waves</text:p>
              </text:list-item>
              <text:list-item>
                <text:p>Player finds hostile aliens deduced to be the cause</text:p>
              </text:list-item>
              <text:list-item>
                <text:p>The player must survive and complete objectives in order to wi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ame idea – Mechanic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Various types of weapons with their own characteristics, for example point defense lasers, machineguns or shotguns, varying rates of fire</text:p>
              </text:list-item>
              <text:list-item>
                <text:p>Melee and ranged enemies for a more interesting experience</text:p>
              </text:list-item>
              <text:list-item>
                <text:p>Intuitive train style movement and mouse aiming for weapon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rello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oles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<text:span text:style-name="T1">Aleksi Martikainen</text:span></text:p>
                <text:list>
                  <text:list-item>
                    <text:p><text:span text:style-name="T2">AI, turrets, hitboxes, triggers, level switch</text:span></text:p>
                  </text:list-item>
                </text:list>
              </text:list-item>
              <text:list-item>
                <text:p><text:span text:style-name="T1">Joakim Kurvinen</text:span></text:p>
                <text:list>
                  <text:list-item>
                    <text:p><text:span text:style-name="T2">UI, Level design, part of weapons, story</text:span></text:p>
                  </text:list-item>
                </text:list>
              </text:list-item>
              <text:list-item>
                <text:p><text:span text:style-name="T1">Leo Vaario</text:span></text:p>
                <text:list>
                  <text:list-item>
                    <text:p><text:span text:style-name="T2">Player movement, controls, bullet physics</text:span></text:p>
                  </text:list-item>
                  <text:list-item>
                    <text:p><text:span text:style-name="T2">Collisions, camera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nalysis on success/failure</text:p>
          </draw:text-box>
        </draw:frame>
        <draw:frame presentation:style-name="pr5" draw:layer="layout" svg:width="24cm" svg:height="12.18cm" svg:x="1.654cm" svg:y="6cm" presentation:class="outline" presentation:user-transformed="true">
          <draw:text-box>
            <text:list text:style-name="L3">
              <text:list-item>
                <text:p>Failed to create health system due to critical bugs occurring during implementation</text:p>
              </text:list-item>
              <text:list-item>
                <text:p>Succeeded in other mechanics</text:p>
              </text:list-item>
              <text:list-item>
                <text:p>Game is in working state, idea fulfilled within time constraint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hat we learned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How to use the basic features of Unity</text:p>
              </text:list-item>
              <text:list-item>
                <text:p>How to use and implement C# in a game</text:p>
              </text:list-item>
              <text:list-item>
                <text:p>How the different methods impact the program, for example instantiating and destroying vs. reusing</text:p>
              </text:list-item>
              <text:list-item>
                <text:p>How to use Github in a te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ummary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roject succeeded in an early state</text:p>
              </text:list-item>
              <text:list-item>
                <text:p>Some features were either changed slightly or (very few) unimplemented according to time constraints or problems encounter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Question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eel free to ask whate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ferenc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Models:</text:p>
              </text:list-item>
              <text:list-item>
                <text:p>Unlucky Studio www.unluckystudio.com</text:p>
              </text:list-item>
              <text:list-item>
                <text:p>Skorpio, Rhimlock https://opengameart.org/content/top-down-space-ships </text:p>
              </text:list-item>
              <text:list-item>
                <text:p>Background https://www.assetstore.unity3d.com/en/#!/content/6236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ferences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3T08:46:30.265155367</meta:creation-date>
    <meta:editing-duration>PT1H24M29S</meta:editing-duration>
    <meta:editing-cycles>3</meta:editing-cycles>
    <meta:generator>LibreOffice/5.4.2.2.0$Linux_X86_64 LibreOffice_project/40m0$Build-2</meta:generator>
    <dc:date>2017-12-13T15:54:14.326080075</dc:date>
    <meta:document-statistic meta:object-count="8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